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7216f" draw:fill="solid" draw:fill-color="#cc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3465a4"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svg:stroke-color="#336666"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aea79f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1.143cm"/>
    </style:style>
    <style:style style:name="gr7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30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1.778cm" svg:x="14.97cm" svg:y="3.413cm">
          <text:p text:style-name="P1">Schedul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2.794cm" svg:x="15.859cm" svg:y="17.002cm">
          <text:p text:style-name="P1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5.715cm" svg:height="4.699cm" svg:x="15.986cm" svg:y="9.255cm">
          <text:p text:style-name="P1">Eng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8.001cm" svg:height="1.778cm" svg:x="27.797cm" svg:y="3.286cm">
          <text:p text:style-name="P1">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001cm" svg:height="1.778cm" svg:x="28.178cm" svg:y="17.637cm">
          <text:p text:style-name="P1">Scraper(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207cm" svg:height="2.286cm" svg:x="29.575cm" svg:y="10.525cm">
          <text:p text:style-name="P1">Raw 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5.588cm" svg:height="2.54cm" svg:x="3.667cm" svg:y="9.89cm">
          <text:p text:style-name="P1">Nat. Lang. 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9.398cm" svg:height="1.778cm" svg:x="1.508cm" svg:y="3.286cm">
          <text:p text:style-name="P1">Natural Language Proces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001cm" svg:height="1.778cm" svg:x="2.651cm" svg:y="17.383cm">
          <text:p text:style-name="P1">Inquery Hand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35cm" svg:height="3.81cm" svg:x="5.953cm" svg:y="5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921cm" svg:x="17.637cm" svg:y="5.82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3.048cm" svg:height="0.508cm" svg:x="23.352cm" svg:y="3.9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302cm" svg:height="0.508cm" svg:x="12.176cm" svg:y="11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54cm" svg:height="0.508cm" svg:x="12.176cm" svg:y="4.0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937cm" svg:height="0.508cm" svg:x="22.082cm" svg:y="11.4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8.255cm" svg:height="1.52cm" svg:x="2.397cm" svg:y="1.381cm">
          <draw:text-box>
            <text:p>Natural Language Engine</text:p>
          </draw:text-box>
        </draw:frame>
        <draw:frame draw:style-name="gr6" draw:layer="layout" svg:width="4.699cm" svg:height="1.393cm" svg:x="30.083cm" svg:y="1.508cm">
          <draw:text-box>
            <text:p>Raw Factory</text:p>
          </draw:text-box>
        </draw:frame>
        <draw:custom-shape draw:style-name="gr4" draw:text-style-name="P1" draw:layer="layout" svg:width="0.635cm" svg:height="3.81cm" svg:x="6.08cm" svg:y="12.9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048cm" svg:x="18.907cm" svg:y="5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667cm" svg:x="19.288cm" svg:y="13.9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31.861cm" svg:y="5.9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3.81cm" svg:x="31.988cm" svg:y="13.3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635cm" svg:height="2.921cm" svg:x="17.764cm" svg:y="13.8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6.223cm" svg:height="11.049cm" svg:x="15.605cm" svg:y="9.2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446cm" svg:height="17.272cm" svg:x="26.654cm" svg:y="2.7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906cm" svg:height="17.145cm" svg:x="1.381cm" svg:y="2.77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7.112cm" svg:height="1.552cm" svg:x="16.367cm" svg:y="20.308cm">
          <draw:text-box>
            <text:p>Primary Engi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2:20:12.742958400</meta:creation-date>
    <dc:date>2015-01-14T15:44:42.642115787</dc:date>
    <meta:editing-duration>PT9M6S</meta:editing-duration>
    <meta:editing-cycles>2</meta:editing-cycles>
    <meta:generator>LibreOffice/4.2.7.2$Linux_X86_64 LibreOffice_project/420m0$Build-2</meta:generator>
    <meta:document-statistic meta:object-count="27"/>
  </office:meta>
</office:document-meta>
</file>